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'Iosevka" svg:font-family="'Iosevka, monospace, monospace, 'Droid Sans Fallback', ',', 'Droid Sans Mono', ',', monospace, ', monospace,', 'Droid Sans Fallback', 'font-weight: normal', 'font-size: 17px', 'line-height: 23px', 'white-space: pre'"/>
    <style:font-face style:name="Noto Sans Devanagari1" svg:font-family="'Noto Sans Devanagari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line-height="150%"/>
      <style:text-properties fo:font-size="16pt" officeooo:rsid="001bafd8" officeooo:paragraph-rsid="001bafd8" style:font-size-asian="16pt" style:font-size-complex="16pt"/>
    </style:style>
    <style:style style:name="P2" style:family="paragraph" style:parent-style-name="Standard">
      <style:paragraph-properties fo:line-height="150%"/>
      <style:text-properties fo:font-size="16pt" officeooo:rsid="001bafd8" officeooo:paragraph-rsid="001bafd8" style:font-size-asian="16pt" style:font-size-complex="16pt"/>
    </style:style>
    <style:style style:name="P3" style:family="paragraph" style:parent-style-name="Standard" style:list-style-name="L2">
      <style:paragraph-properties fo:line-height="150%"/>
      <style:text-properties fo:font-size="16pt" officeooo:rsid="001bafd8" officeooo:paragraph-rsid="001bafd8" style:font-size-asian="16pt" style:font-size-complex="16pt"/>
    </style:style>
    <style:style style:name="P4" style:family="paragraph" style:parent-style-name="Standard" style:list-style-name="L3">
      <style:paragraph-properties fo:line-height="150%"/>
      <style:text-properties fo:font-size="16pt" officeooo:rsid="001bafd8" officeooo:paragraph-rsid="001bafd8" style:font-size-asian="16pt" style:font-size-complex="16pt"/>
    </style:style>
    <style:style style:name="P5" style:family="paragraph" style:parent-style-name="Standard" style:list-style-name="L4">
      <style:paragraph-properties fo:line-height="150%"/>
      <style:text-properties fo:font-size="16pt" officeooo:rsid="001bafd8" officeooo:paragraph-rsid="001bafd8" style:font-size-asian="16pt" style:font-size-complex="16pt"/>
    </style:style>
    <style:style style:name="P6" style:family="paragraph" style:parent-style-name="Standard" style:list-style-name="L6">
      <style:paragraph-properties fo:line-height="150%"/>
      <style:text-properties fo:font-size="16pt" officeooo:rsid="001bafd8" officeooo:paragraph-rsid="001bafd8" style:font-size-asian="16pt" style:font-size-complex="16pt"/>
    </style:style>
    <style:style style:name="P7" style:family="paragraph" style:parent-style-name="Standard" style:list-style-name="L4">
      <style:paragraph-properties fo:line-height="150%"/>
      <style:text-properties fo:font-size="16pt" officeooo:paragraph-rsid="001bafd8" style:font-size-asian="16pt" style:font-size-complex="16pt"/>
    </style:style>
    <style:style style:name="P8" style:family="paragraph" style:parent-style-name="Standard" style:list-style-name="L5">
      <style:paragraph-properties fo:line-height="150%"/>
      <style:text-properties fo:font-size="16pt" style:font-size-asian="16pt" style:font-size-complex="16pt"/>
    </style:style>
    <style:style style:name="P9" style:family="paragraph" style:parent-style-name="Standard" style:list-style-name="L5">
      <style:paragraph-properties fo:line-height="150%"/>
      <style:text-properties fo:font-size="16pt" officeooo:paragraph-rsid="001bafd8" style:font-size-asian="16pt" style:font-size-complex="16pt"/>
    </style:style>
    <style:style style:name="P10" style:family="paragraph" style:list-style-name="L4">
      <style:paragraph-properties fo:line-height="150%"/>
      <style:text-properties fo:font-size="16pt" style:font-size-asian="16pt" style:font-size-complex="16pt"/>
    </style:style>
    <style:style style:name="P11" style:family="paragraph" style:parent-style-name="Standard" style:master-page-name="">
      <style:paragraph-properties fo:line-height="150%" style:page-number="auto"/>
      <style:text-properties fo:font-size="16pt" officeooo:rsid="001bafd8" officeooo:paragraph-rsid="001bafd8" style:font-size-asian="16pt" style:font-size-complex="16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4925in" fo:text-indent="-0.25in" fo:margin-left="0.4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Goals of this presentation</text:p>
      <text:list xml:id="list187151378" text:style-name="L1">
        <text:list-item>
          <text:p text:style-name="P1">Who are SpaceX?</text:p>
        </text:list-item>
        <text:list-item>
          <text:p text:style-name="P1">What did they do?</text:p>
        </text:list-item>
        <text:list-item>
          <text:p text:style-name="P1">What are their plans?</text:p>
        </text:list-item>
        <text:list-item>
          <text:p text:style-name="P1">What problems will they have to solve in the future?</text:p>
        </text:list-item>
      </text:list>
      <text:p text:style-name="P2"/>
      <text:p text:style-name="P2">Connection to Astrobiology</text:p>
      <text:list xml:id="list919516538" text:style-name="L2">
        <text:list-item>
          <text:p text:style-name="P3">raises public interest in space exploration</text:p>
        </text:list-item>
        <text:list-item>
          <text:p text:style-name="P3">makes space travel/space exploration more accessible</text:p>
        </text:list-item>
        <text:list-item>
          <text:p text:style-name="P3">increases the competition (space race 2.0)</text:p>
        </text:list-item>
        <text:list-item>
          <text:p text:style-name="P3">… colonizing other planets?!</text:p>
        </text:list-item>
      </text:list>
      <text:p text:style-name="P2"/>
      <text:p text:style-name="P2">History</text:p>
      <text:list xml:id="list150373830" text:style-name="L3">
        <text:list-item>
          <text:p text:style-name="P4">founded by Elon Musk in 2002</text:p>
        </text:list-item>
        <text:list-item>
          <text:p text:style-name="P4">idea: </text:p>
          <text:list>
            <text:list-item>
              <text:p text:style-name="P4">send greenhouse to Mars</text:p>
            </text:list-item>
            <text:list-item>
              <text:p text:style-name="P4">“the furthest life has ever travelled”</text:p>
            </text:list-item>
            <text:list-item>
              <text:p text:style-name="P4">raise interest in space exploration</text:p>
            </text:list-item>
            <text:list-item>
              <text:p text:style-name="P4">raise NASA budget</text:p>
            </text:list-item>
          </text:list>
        </text:list-item>
        <text:list-item>
          <text:p text:style-name="P4">could not get cheap rockets</text:p>
        </text:list-item>
        <text:list-item>
          <text:p text:style-name="P4">idea of building own rockets way cheaper</text:p>
          <text:list>
            <text:list-item>
              <text:p text:style-name="P4">material cost was only 3% of rocket prices</text:p>
            </text:list-item>
            <text:list-item>
              <text:p text:style-name="P4">build 85% of parts in house</text:p>
            </text:list-item>
            <text:list-item>
              <text:p text:style-name="P4">reuse/refurbish rockets</text:p>
            </text:list-item>
          </text:list>
        </text:list-item>
      </text:list>
      <text:p text:style-name="P2"><text:soft-page-break/>Achievements</text:p>
      <text:list xml:id="list3834802863" text:style-name="L4">
        <text:list-item>
          <text:p text:style-name="P5">a lot, here’s some of them:</text:p>
          <text:list>
            <text:list-item>
              <text:p text:style-name="Standard">2008: first pf liquid-fueled rocket to reach orbit</text:p>
            </text:list-item>
            <text:list-item>
              <text:p text:style-name="P7">2009: first pf commercial satelite launch</text:p>
            </text:list-item>
            <text:list-item>
              <text:p text:style-name="P7">2010: first pf launch + recovery</text:p>
            </text:list-item>
          </text:list>
        </text:list-item>
      </text:list>
      <text:list xml:id="list3975595100" text:style-name="L5">
        <text:list-item>
          <text:list>
            <text:list-item>
              <text:p text:style-name="P8">2012: first pf launch to ISS</text:p>
            </text:list-item>
            <text:list-item>
              <text:p text:style-name="P8">2015: first landing of orbital rocket's first stage on land</text:p>
            </text:list-item>
            <text:list-item>
              <text:p text:style-name="P8">2016: first landing of orbital rocket's first stage on ocean platform</text:p>
            </text:list-item>
            <text:list-item>
              <text:p text:style-name="P8">2017: first relaunch and landing of a used orbital rocket stage</text:p>
            </text:list-item>
            <text:list-item>
              <text:p text:style-name="P8">2017: first reflight of a commercial cargo spacecraft</text:p>
            </text:list-item>
            <text:list-item>
              <text:p text:style-name="P9">2019: first pf human-rated spacecraft in space</text:p>
            </text:list-item>
            <text:list-item>
              <text:p text:style-name="P8">2019: first pf autonomous docking at ISS</text:p>
            </text:list-item>
          </text:list>
        </text:list-item>
      </text:list>
      <text:p text:style-name="P2">The Falcon Heavy</text:p>
      <text:list xml:id="list3617397203" text:style-name="L6">
        <text:list-item>
          <text:p text:style-name="P6">An event most of you are aware of</text:p>
        </text:list-item>
        <text:list-item>
          <text:p text:style-name="P6">twice as powerful as other operational rockets</text:p>
        </text:list-item>
        <text:list-item>
          <text:p text:style-name="P6">second most powerful rocket to reach orbit ever</text:p>
        </text:list-item>
        <text:list-item>
          <text:p text:style-name="P6">ability to fly to Mars and beyond</text:p>
        </text:list-item>
        <text:list-item>
          <text:p text:style-name="P6">full recovery of the boosters</text:p>
        </text:list-item>
        <text:list-item>
          <text:p text:style-name="P6">the rocket</text:p>
          <text:list>
            <text:list-item>
              <text:p text:style-name="P6">3 falcon 9 boosters</text:p>
            </text:list-item>
            <text:list-item>
              <text:p text:style-name="P6">sides land at launch pad</text:p>
            </text:list-item>
            <text:list-item>
              <text:p text:style-name="P6">core lands on autonomous drone ship</text:p>
            </text:list-item>
          </text:list>
        </text:list-item>
      </text:list>
      <text:p text:style-name="P2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'Iosevka" svg:font-family="'Iosevka, monospace, monospace, 'Droid Sans Fallback', ',', 'Droid Sans Mono', ',', monospace, ', monospace,', 'Droid Sans Fallback', 'font-weight: normal', 'font-size: 17px', 'line-height: 23px', 'white-space: pre'"/>
    <style:font-face style:name="Noto Sans Devanagari1" svg:font-family="'Noto Sans Devanagari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0-06T20:49:43.536600331</meta:creation-date>
    <meta:print-date>2019-10-06T21:03:25.417062971</meta:print-date>
    <dc:date>2019-10-06T21:05:48.842074626</dc:date>
    <meta:editing-duration>PT4M39S</meta:editing-duration>
    <meta:editing-cycles>1</meta:editing-cycles>
    <meta:document-statistic meta:table-count="0" meta:image-count="0" meta:object-count="0" meta:page-count="2" meta:paragraph-count="44" meta:word-count="285" meta:character-count="1486" meta:non-whitespace-character-count="1283"/>
    <meta:generator>LibreOffice/6.3.2.2$Linux_X86_64 LibreOffice_project/30$Build-2</meta:generator>
  </office:meta>
</office:document-meta>
</file>